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0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print 1 - 15/3 - 29/3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signee</text:p>
          </table:table-cell>
          <table:table-cell table:style-name="Default" office:value-type="string" calcext:value-type="string">
            <text:p>Est. time</text:p>
          </table:table-cell>
          <table:table-cell table:style-name="Default" office:value-type="string" calcext:value-type="string">
            <text:p>Spent time</text:p>
          </table:table-cell>
          <table:table-cell office:value-type="string" calcext:value-type="string">
            <text:p>% Do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Udkast til softwareklasse for plantedata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mplementering af Fugtighedsmåler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Beregning af komponenter til Fugtighedsmåler</text:p>
          </table:table-cell>
          <table:table-cell office:value-type="string" calcext:value-type="string">
            <text:p>Jan Jakob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Fugtighedsmåler</text:p>
          </table:table-cell>
          <table:table-cell office:value-type="string" calcext:value-type="string">
            <text:p>Asger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Pumpe kredsløb</text:p>
          </table:table-cell>
          <table:table-cell office:value-type="string" calcext:value-type="string">
            <text:p>Asger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<text:s/>- Beregning af komponenter til Pumpe</text:p>
          </table:table-cell>
          <table:table-cell office:value-type="string" calcext:value-type="string">
            <text:p>Jan Jakob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mplementering af Pumpe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Kredsløb til OLED SSD1331</text:p>
          </table:table-cell>
          <table:table-cell office:value-type="string" calcext:value-type="string">
            <text:p>Anette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ifi på PSoC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Gemme data fra fugtighedssensor på PSoC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Programmere I2C kommunikation og få det til at passe til vores applikation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<text:s/>- Kredsløb mellem PSoC og fugtighedssenso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dkast til softwareklasse for log</text:p>
          </table:table-cell>
          <table:table-cell office:value-type="string" calcext:value-type="string">
            <text:p>Szymon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ifi kommunikation mellem PSoC og rpi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Device driver til OLED SSD1331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<text:s/>- Testprogram som tester driver for OLED skærm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rint 2 - 30/3 - 12/4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signee</text:p>
          </table:table-cell>
          <table:table-cell table:style-name="Default" office:value-type="string" calcext:value-type="string">
            <text:p>Est. time</text:p>
          </table:table-cell>
          <table:table-cell table:style-name="Default" office:value-type="string" calcext:value-type="string">
            <text:p>Spent time</text:p>
          </table:table-cell>
          <table:table-cell office:value-type="string" calcext:value-type="string">
            <text:p>% Do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trømforsyning til rpi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est af pumpe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3D design af iPot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8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yssensor kredsløb færdigt</text:p>
          </table:table-cell>
          <table:table-cell office:value-type="string" calcext:value-type="string">
            <text:p>Jan Jakob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Vægt færdig</text:p>
          </table:table-cell>
          <table:table-cell office:value-type="string" calcext:value-type="string">
            <text:p>Asger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veroboard</text:p>
          </table:table-cell>
          <table:table-cell office:value-type="string" calcext:value-type="string">
            <text:p>Asger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7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Jord måling til fugtighedssensor</text:p>
          </table:table-cell>
          <table:table-cell office:value-type="string" calcext:value-type="string">
            <text:p>Jan Jakob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vægt kredsløb</text:p>
          </table:table-cell>
          <table:table-cell office:value-type="string" calcext:value-type="string">
            <text:p>Jan Jakob</text:p>
          </table:table-cell>
          <table:table-cell table:number-columns-repeated="2" office:value-type="string" calcext:value-type="string">
            <text:p>8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mplementering af Vægt kredsløb</text:p>
          </table:table-cell>
          <table:table-cell office:value-type="string" calcext:value-type="string">
            <text:p>Jan Jakob</text:p>
          </table:table-cell>
          <table:table-cell table:number-columns-repeated="2" office:value-type="string" calcext:value-type="string">
            <text:p>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<text:s/>- Udkast til Plantedata</text:p>
          </table:table-cell>
          <table:table-cell office:value-type="string" calcext:value-type="string">
            <text:p>Michelle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dkast til softwareklasse for log</text:p>
          </table:table-cell>
          <table:table-cell office:value-type="string" calcext:value-type="string">
            <text:p>Szymon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dkast til Ipot pixel logo</text:p>
          </table:table-cell>
          <table:table-cell office:value-type="string" calcext:value-type="string">
            <text:p>Anette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isplay klasse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SH forbindelse til RPI med nyt SD-kort ikke konsekvent </text:p>
          </table:table-cell>
          <table:table-cell office:value-type="string" calcext:value-type="string">
            <text:p>Anette</text:p>
          </table:table-cell>
          <table:table-cell/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ilpasse SSD1331 program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6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estprogrammer til SSD1331 afprøves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stallere Raspberry Pi OS på SD kort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AD konvertering fra analogt signal til digitalt signal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Programmering af ATtiny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est af fugtighedssensor</text:p>
          </table:table-cell>
          <table:table-cell office:value-type="string" calcext:value-type="string">
            <text:p>Asger</text:p>
          </table:table-cell>
          <table:table-cell table:number-columns-repeated="2" office:value-type="string" calcext:value-type="string">
            <text:p>3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ifi kommunikation mellem PSoC og rpi II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Sprint 3 - 13/4 - 26/4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signee</text:p>
          </table:table-cell>
          <table:table-cell table:style-name="Default" office:value-type="string" calcext:value-type="string">
            <text:p>Est. time</text:p>
          </table:table-cell>
          <table:table-cell table:style-name="Default" office:value-type="string" calcext:value-type="string">
            <text:p>Spent time</text:p>
          </table:table-cell>
          <table:table-cell office:value-type="string" calcext:value-type="string">
            <text:p>% D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odning af veroboard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Lyssensor</text:p>
          </table:table-cell>
          <table:table-cell office:value-type="string" calcext:value-type="string">
            <text:p>Asger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Vandstand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9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est af fugtighedssensor</text:p>
          </table:table-cell>
          <table:table-cell office:value-type="string" calcext:value-type="string">
            <text:p>Asger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est af motor 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vægten</text:p>
          </table:table-cell>
          <table:table-cell office:value-type="string" calcext:value-type="string">
            <text:p>Jan Jakob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7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mplentering af vægten</text:p>
          </table:table-cell>
          <table:table-cell office:value-type="string" calcext:value-type="string">
            <text:p>Jan Jakob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est af vægt</text:p>
          </table:table-cell>
          <table:table-cell office:value-type="string" calcext:value-type="string">
            <text:p>Jan Jakob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esign af 3D til vægt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Ramus test med Jonas 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ilføj ekstra medlemsdata til klassen Plantedata</text:p>
          </table:table-cell>
          <table:table-cell office:value-type="string" calcext:value-type="string">
            <text:p>Michelle</text:p>
          </table:table-cell>
          <table:table-cell table:number-columns-repeated="2"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nde ud af, hvilken højtaler vi skal bruge.</text:p>
          </table:table-cell>
          <table:table-cell office:value-type="string" calcext:value-type="string">
            <text:p>Michelle</text:p>
          </table:table-cell>
          <table:table-cell table:number-columns-repeated="2"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Kredsløb til knapper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8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terrupt til knapper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mages til display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Arbejde med atmel ice for at programmere chip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Display klasse II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oftware til højtaler</text:p>
          </table:table-cell>
          <table:table-cell office:value-type="string" calcext:value-type="string">
            <text:p>Michelle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Kredsløb til højtaler</text:p>
          </table:table-cell>
          <table:table-cell office:value-type="string" calcext:value-type="string">
            <text:p>Michelle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i2c mellem psoc og attiny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6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forbindelse mellem ATtiny og multiplexe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rint 4 - 27/4 - <text:s/>3/5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signee</text:p>
          </table:table-cell>
          <table:table-cell table:style-name="Default" office:value-type="string" calcext:value-type="string">
            <text:p>Est. time</text:p>
          </table:table-cell>
          <table:table-cell table:style-name="Default" office:value-type="string" calcext:value-type="string">
            <text:p>Spent time</text:p>
          </table:table-cell>
          <table:table-cell office:value-type="string" calcext:value-type="string">
            <text:p>% D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pdatere Planteklasse</text:p>
          </table:table-cell>
          <table:table-cell office:value-type="string" calcext:value-type="string">
            <text:p>Michelle</text:p>
          </table:table-cell>
          <table:table-cell table:number-columns-repeated="2"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compiling on target RPI interupt rutine</text:p>
          </table:table-cell>
          <table:table-cell office:value-type="string" calcext:value-type="string">
            <text:p>Szymon</text:p>
          </table:table-cell>
          <table:table-cell table:number-columns-repeated="2"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og get day() not working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ugtighedssensor og vandstandsmåler færdig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3D print er færdigt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MP3 fil til alar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kaffe SD-kort og kortlæser</text:p>
          </table:table-cell>
          <table:table-cell office:value-type="string" calcext:value-type="string">
            <text:p>Michelle</text:p>
          </table:table-cell>
          <table:table-cell table:number-columns-repeated="2"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oftware til højtaler</text:p>
          </table:table-cell>
          <table:table-cell office:value-type="string" calcext:value-type="string">
            <text:p>Michelle</text:p>
          </table:table-cell>
          <table:table-cell table:number-columns-repeated="2"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Kredsløb til højtaler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PI metoder i SSD1331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PI driver optimering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estprogram til SPI driver i userspace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get main kode (snak med kristian om hvordan det skal fungere)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yssensor Show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Behandling af værdier gennem ADC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ain() rpi</text:p>
          </table:table-cell>
          <table:table-cell office:value-type="string" calcext:value-type="string">
            <text:p>Szymon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rint 5 - <text:s/>4/5 - 10/5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signee</text:p>
          </table:table-cell>
          <table:table-cell table:style-name="Default" office:value-type="string" calcext:value-type="string">
            <text:p>Est. time</text:p>
          </table:table-cell>
          <table:table-cell table:style-name="Default" office:value-type="string" calcext:value-type="string">
            <text:p>Spent time</text:p>
          </table:table-cell>
          <table:table-cell office:value-type="string" calcext:value-type="string">
            <text:p>% D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tegrations test med jonas</text:p>
          </table:table-cell>
          <table:table-cell office:value-type="string" calcext:value-type="string">
            <text:p>Asger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power Supply til potten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krive SOMO-klasse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Hastighed på opdatering af billede til display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Tekstfunktionalitet Display klasse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ave skærmbilleder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ammensætning af kode med Kristian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tegrationstest med asger, tommy og JJ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ternet modul på Veroboard. Vero design + kredsløb + lodning</text:p>
          </table:table-cell>
          <table:table-cell office:value-type="string" calcext:value-type="string">
            <text:p>Asger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odul test på vero board</text:p>
          </table:table-cell>
          <table:table-cell office:value-type="string" calcext:value-type="string">
            <text:p>Jan Jakob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odning færdig</text:p>
          </table:table-cell>
          <table:table-cell office:value-type="string" calcext:value-type="string">
            <text:p>Rasmus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av forbindelser fra elektronik til potten</text:p>
          </table:table-cell>
          <table:table-cell office:value-type="string" calcext:value-type="string">
            <text:p>Rasmus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ase til brugergrænseplade (Print)</text:p>
          </table:table-cell>
          <table:table-cell office:value-type="string" calcext:value-type="string">
            <text:p>Rasmus</text:p>
          </table:table-cell>
          <table:table-cell/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Main til rpi program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kig på sigma delta konvertering manuelt 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Device Driver for SOMO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rint 6 - 11/5 - 16/5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signee</text:p>
          </table:table-cell>
          <table:table-cell table:style-name="Default" office:value-type="string" calcext:value-type="string">
            <text:p>Est. time</text:p>
          </table:table-cell>
          <table:table-cell table:style-name="Default" office:value-type="string" calcext:value-type="string">
            <text:p>Spent time</text:p>
          </table:table-cell>
          <table:table-cell office:value-type="string" calcext:value-type="string">
            <text:p>% D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Lave ledninger til SOMO samt knapper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odning færdig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Modul test på Vero board</text:p>
          </table:table-cell>
          <table:table-cell office:value-type="string" calcext:value-type="string">
            <text:p>Jan Jakob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av forbindelser fra elektronik til potten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3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Case til brugergrænseplade (Print)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1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ternet modul på Veroboard. Vero design + Kredsløb + lodning</text:p>
          </table:table-cell>
          <table:table-cell office:value-type="string" calcext:value-type="string">
            <text:p>Asger</text:p>
          </table:table-cell>
          <table:table-cell table:number-columns-repeated="2" office:value-type="string" calcext:value-type="string">
            <text:p>5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odning af Fotodiode på potte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vandstandskredsløb skal laves og loddes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8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Ledninger til fugtighed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erviet test af vandstand og inderpotte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print af nyt låg til vandstand.</text:p>
          </table:table-cell>
          <table:table-cell office:value-type="string" calcext:value-type="string">
            <text:p>Rasmus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dvidelse til SOMO-klasse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kærmbilleder</text:p>
          </table:table-cell>
          <table:table-cell office:value-type="string" calcext:value-type="string">
            <text:p>Anette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Main til rpi program</text:p>
          </table:table-cell>
          <table:table-cell office:value-type="string" calcext:value-type="string">
            <text:p>Anette</text:p>
          </table:table-cell>
          <table:table-cell table:number-columns-repeated="2" office:value-type="string" calcext:value-type="string">
            <text:p>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ifi kommunikation mellem PSoC og rpi III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Skriv main kode sammen med kristians kod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nde en måde hvorpå man kan sikre sig korrekt data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Undersøge muligheder for selv at lave en delta sigma ADC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30T10:06:38.226000000</meta:creation-date>
    <dc:date>2023-06-01T08:02:15.920000000</dc:date>
    <meta:editing-duration>PT17H6M41S</meta:editing-duration>
    <meta:editing-cycles>6</meta:editing-cycles>
    <meta:generator>LibreOffice/6.4.5.2$Windows_X86_64 LibreOffice_project/a726b36747cf2001e06b58ad5db1aa3a9a1872d6</meta:generator>
    <meta:document-statistic meta:table-count="1" meta:cell-count="808" meta:object-count="0"/>
  </office:meta>
</office:document-meta>
</file>